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2a8" officeooo:paragraph-rsid="0001a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d the gazebo to launch the file first </text:p>
      <text:p text:style-name="P1">cd project_ws</text:p>
      <text:p text:style-name="P1">source install/setup.bash</text:p>
      <text:p text:style-name="P1">colcon build –symlink-install</text:p>
      <text:p text:style-name="P1">ros2 launch my_bot launch_sim.launch.py</text:p>
      <text:p text:style-name="P1"/>
      <text:p text:style-name="P1"/>
      <text:p text:style-name="P1">Control the robot<text:line-break/>ros2 run teleop_twist_keyboard teleop_twist_keyboard</text:p>
      <text:p text:style-name="P1"/>
      <text:p text:style-name="P1">See the acceleration of the robot</text:p>
      <text:p text:style-name="P1">ros2 topic echo /cmd_vel</text:p>
      <text:p text:style-name="P1"><text:line-break/>For rviz to control each component use this <text:line-break/>ros2 run joint_state_publisher_gui joint_state_publisher_gui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5:15:03.267430174</meta:creation-date>
    <dc:date>2025-06-29T15:19:57.766090075</dc:date>
    <meta:editing-duration>PT4M5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8" meta:character-count="383" meta:non-whitespace-character-count="341"/>
  </office:meta>
</office:document-meta>
</file>